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435" officeooo:paragraph-rsid="000fe435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fe435" officeooo:paragraph-rsid="000fe435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ções <text:s/>para executar o comando local:</text:p>
      <text:p text:style-name="P2"/>
      <text:p text:style-name="P1"/>
      <text:p text:style-name="P1">Pré-requisitos:</text:p>
      <text:p text:style-name="P1"/>
      <text:p text:style-name="P1">Instalar o Visual studio code</text:p>
      <text:p text:style-name="P1">instalar Ruby</text:p>
      <text:p text:style-name="P1">instalar Ccucumber</text:p>
      <text:p text:style-name="P1">Configurar as ferramentas</text:p>
      <text:p text:style-name="P1">Abrir a pasta do projeto através do vs code</text:p>
      <text:p text:style-name="P1">No terminal:</text:p>
      <text:p text:style-name="P1">1. entrar na pasta do projeto</text:p>
      <text:p text:style-name="P1">2. executar o comando: bundle exec cucumber 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3:08:21.672000000</meta:creation-date>
    <dc:date>2018-08-01T13:14:50.510000000</dc:date>
    <meta:editing-duration>PT6M33S</meta:editing-duration>
    <meta:editing-cycles>1</meta:editing-cycles>
    <meta:document-statistic meta:table-count="0" meta:image-count="0" meta:object-count="0" meta:page-count="1" meta:paragraph-count="11" meta:word-count="43" meta:character-count="271" meta:non-whitespace-character-count="235"/>
    <meta:generator>LibreOffice/5.4.7.2$Windows_X86_64 LibreOffice_project/c838ef25c16710f8838b1faec480ebba495259d0</meta:generator>
  </office:meta>
</office:document-meta>
</file>